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1.0929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1575in"/>
    </style:style>
    <style:style style:name="co1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1-Score (Macro average)</text:p>
          </table:table-cell>
          <table:table-cell table:style-name="ce1" office:value-type="string" calcext:value-type="string">
            <text:p>Recall (Macro average)</text:p>
          </table:table-cell>
          <table:table-cell table:style-name="ce1" office:value-type="string" calcext:value-type="string">
            <text:p>Precision (Macro average)</text:p>
          </table:table-cell>
          <table:table-cell table:style-name="ce1" office:value-type="string" calcext:value-type="string">
            <text:p>Accuracy (Macro Average)</text:p>
          </table:table-cell>
          <table:table-cell table:style-name="ce1" office:value-type="string" calcext:value-type="string">
            <text:p>Accuracy (Micro Average)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*[.C2]*[.D2])/([.C2]+[.D2])" office:value-type="float" office:value="0.0545882352940748" calcext:value-type="float">
            <text:p>0.0545882353</text:p>
          </table:table-cell>
          <table:table-cell office:value-type="float" office:value="0.030303030303" calcext:value-type="float">
            <text:p>0.0303030303</text:p>
          </table:table-cell>
          <table:table-cell office:value-type="float" office:value="0.274881516588" calcext:value-type="float">
            <text:p>0.2748815166</text:p>
          </table:table-cell>
          <table:table-cell office:value-type="float" office:value="0.956053425248" calcext:value-type="float">
            <text:p>0.9560534252</text:p>
          </table:table-cell>
          <table:table-cell office:value-type="float" office:value="0.274881516588" calcext:value-type="float">
            <text:p>0.274881516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*[.C3]*[.D3])/([.C3]+[.D3])" office:value-type="float" office:value="0.0405932864948639" calcext:value-type="float">
            <text:p>0.0405932865</text:p>
          </table:table-cell>
          <table:table-cell office:value-type="float" office:value="0.0243902439024" calcext:value-type="float">
            <text:p>0.0243902439</text:p>
          </table:table-cell>
          <table:table-cell office:value-type="float" office:value="0.120930232558" calcext:value-type="float">
            <text:p>0.1209302326</text:p>
          </table:table-cell>
          <table:table-cell office:value-type="float" office:value="0.95711854793" calcext:value-type="float">
            <text:p>0.9571185479</text:p>
          </table:table-cell>
          <table:table-cell office:value-type="float" office:value="0.120930232558" calcext:value-type="float">
            <text:p>0.120930232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*[.C4]*[.D4])/([.C4]+[.D4])" office:value-type="float" office:value="0.0524515393385987" calcext:value-type="float">
            <text:p>0.0524515393</text:p>
          </table:table-cell>
          <table:table-cell office:value-type="float" office:value="0.030303030303" calcext:value-type="float">
            <text:p>0.0303030303</text:p>
          </table:table-cell>
          <table:table-cell office:value-type="float" office:value="0.194915254237" calcext:value-type="float">
            <text:p>0.1949152542</text:p>
          </table:table-cell>
          <table:table-cell office:value-type="float" office:value="0.951206985105" calcext:value-type="float">
            <text:p>0.9512069851</text:p>
          </table:table-cell>
          <table:table-cell office:value-type="float" office:value="0.194915254237" calcext:value-type="float">
            <text:p>0.19491525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*[.C5]*[.D5])/([.C5]+[.D5])" office:value-type="float" office:value="0.0657174151149308" calcext:value-type="float">
            <text:p>0.0657174151</text:p>
          </table:table-cell>
          <table:table-cell office:value-type="float" office:value="0.0384615384615" calcext:value-type="float">
            <text:p>0.0384615385</text:p>
          </table:table-cell>
          <table:table-cell office:value-type="float" office:value="0.225563909774" calcext:value-type="float">
            <text:p>0.2255639098</text:p>
          </table:table-cell>
          <table:table-cell office:value-type="float" office:value="0.94042799306" calcext:value-type="float">
            <text:p>0.9404279931</text:p>
          </table:table-cell>
          <table:table-cell office:value-type="float" office:value="0.225563909774" calcext:value-type="float">
            <text:p>0.225563909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*[.C6]*[.D6])/([.C6]+[.D6])" office:value-type="float" office:value="0.0496240601504072" calcext:value-type="float">
            <text:p>0.0496240602</text:p>
          </table:table-cell>
          <table:table-cell office:value-type="float" office:value="0.0277777777778" calcext:value-type="float">
            <text:p>0.0277777778</text:p>
          </table:table-cell>
          <table:table-cell office:value-type="float" office:value="0.232394366197" calcext:value-type="float">
            <text:p>0.2323943662</text:p>
          </table:table-cell>
          <table:table-cell office:value-type="float" office:value="0.957355242567" calcext:value-type="float">
            <text:p>0.9573552426</text:p>
          </table:table-cell>
          <table:table-cell office:value-type="float" office:value="0.232394366197" calcext:value-type="float">
            <text:p>0.232394366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(2*[.C7]*[.D7])/([.C7]+[.D7])" office:value-type="float" office:value="0.0560702849219519" calcext:value-type="float">
            <text:p>0.0560702849</text:p>
          </table:table-cell>
          <table:table-cell table:style-name="ce2" table:formula="of:=SUM([.C4:.C6])/3" office:value-type="float" office:value="0.0321807821807667" calcext:value-type="float">
            <text:p>0.0321807822</text:p>
          </table:table-cell>
          <table:table-cell table:style-name="ce2" table:formula="of:=SUM([.D4:.D6])/3" office:value-type="float" office:value="0.217624510069333" calcext:value-type="float">
            <text:p>0.2176245101</text:p>
          </table:table-cell>
          <table:table-cell table:style-name="ce2" table:formula="of:=SUM([.E4:.E6])/3" office:value-type="float" office:value="0.949663406910667" calcext:value-type="float">
            <text:p>0.9496634069</text:p>
          </table:table-cell>
          <table:table-cell table:style-name="ce2" table:formula="of:=SUM([.F4:.F6])/3" office:value-type="float" office:value="0.217624510069333" calcext:value-type="float">
            <text:p>0.2176245101</text:p>
          </table:table-cell>
          <table:table-cell table:style-name="ce3" office:value-type="string" calcext:value-type="string">
            <text:p>Average</text:p>
          </table:table-cell>
          <table:table-cell table:number-columns-repeated="1017"/>
        </table:table-row>
      </table:table>
      <table:table table:name="Set 1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1021" table:default-cell-style-name="ce5"/>
        <table:table-row table:style-name="ro1"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aturation</text:p>
          </table:table-cell>
          <table:table-cell table:style-name="ce4" office:value-type="string" calcext:value-type="string">
            <text:p>sat.granularity</text:p>
          </table:table-cell>
          <table:table-cell table:style-name="ce4" office:value-type="string" calcext:value-type="string">
            <text:p>solvedCoun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avgMark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.705194" calcext:value-type="float">
            <text:p>1.70519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.439026" calcext:value-type="float">
            <text:p>1.439026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.448225" calcext:value-type="float">
            <text:p>1.448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.709126" calcext:value-type="float">
            <text:p>1.709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.11139" calcext:value-type="float">
            <text:p>2.11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.11153" calcext:value-type="float">
            <text:p>2.11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.600066" calcext:value-type="float">
            <text:p>2.6000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.661498" calcext:value-type="float">
            <text:p>2.661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.326153" calcext:value-type="float">
            <text:p>1.326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.468224" calcext:value-type="float">
            <text:p>1.468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1.540253" calcext:value-type="float">
            <text:p>1.5402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.126931" calcext:value-type="float">
            <text:p>2.1269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.127071" calcext:value-type="float">
            <text:p>2.127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.584257" calcext:value-type="float">
            <text:p>2.5842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.60484" calcext:value-type="float">
            <text:p>2.60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.666575" calcext:value-type="float">
            <text:p>2.6665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1.610854" calcext:value-type="float">
            <text:p>1.610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.127892" calcext:value-type="float">
            <text:p>2.127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.67924" calcext:value-type="float">
            <text:p>2.679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1.479973" calcext:value-type="float">
            <text:p>1.479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1.813417" calcext:value-type="float">
            <text:p>1.813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.123098" calcext:value-type="float">
            <text:p>2.1230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2.599421" calcext:value-type="float">
            <text:p>2.599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.548808" calcext:value-type="float">
            <text:p>1.548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1.847534" calcext:value-type="float">
            <text:p>1.847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2.083549" calcext:value-type="float">
            <text:p>2.083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.175677" calcext:value-type="float">
            <text:p>2.175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2.175821" calcext:value-type="float">
            <text:p>2.175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1.570635" calcext:value-type="float">
            <text:p>1.5706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2.177518" calcext:value-type="float">
            <text:p>2.177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330016" calcext:value-type="float">
            <text:p>1.3300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559833" calcext:value-type="float">
            <text:p>1.559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.865913" calcext:value-type="float">
            <text:p>1.8659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.167325" calcext:value-type="float">
            <text:p>2.167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.171141" calcext:value-type="float">
            <text:p>2.171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.171286" calcext:value-type="float">
            <text:p>2.171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1.272947" calcext:value-type="float">
            <text:p>1.2729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2.42862" calcext:value-type="float">
            <text:p>2.428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2.492888" calcext:value-type="float">
            <text:p>2.492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1.230029" calcext:value-type="float">
            <text:p>1.230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1.483673" calcext:value-type="float">
            <text:p>1.4836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1.73063" calcext:value-type="float">
            <text:p>1.730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211" calcext:value-type="float">
            <text:p>211</text:p>
          </table:table-cell>
          <table:table-cell office:value-type="float" office:value="2.412896" calcext:value-type="float">
            <text:p>2.4128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1.461206" calcext:value-type="float">
            <text:p>1.461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211" calcext:value-type="float">
            <text:p>211</text:p>
          </table:table-cell>
          <table:table-cell office:value-type="float" office:value="2.426685" calcext:value-type="float">
            <text:p>2.4266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1.727602" calcext:value-type="float">
            <text:p>1.7276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.180875" calcext:value-type="float">
            <text:p>2.180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.422945" calcext:value-type="float">
            <text:p>2.4229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2.498069" calcext:value-type="float">
            <text:p>2.498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office:value-type="float" office:value="1.621888" calcext:value-type="float">
            <text:p>1.621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1.826341" calcext:value-type="float">
            <text:p>1.826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office:value-type="float" office:value="1.132997" calcext:value-type="float">
            <text:p>1.132997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1.100832" calcext:value-type="float">
            <text:p>1.100832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1.100832" calcext:value-type="float">
            <text:p>1.1008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11" calcext:value-type="float">
            <text:p>211</text:p>
          </table:table-cell>
          <table:table-cell office:value-type="float" office:value="2.534493" calcext:value-type="float">
            <text:p>2.534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211" calcext:value-type="float">
            <text:p>211</text:p>
          </table:table-cell>
          <table:table-cell office:value-type="float" office:value="2.135563" calcext:value-type="float">
            <text:p>2.135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11" calcext:value-type="float">
            <text:p>211</text:p>
          </table:table-cell>
          <table:table-cell office:value-type="float" office:value="1.103508" calcext:value-type="float">
            <text:p>1.103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11" calcext:value-type="float">
            <text:p>211</text:p>
          </table:table-cell>
          <table:table-cell office:value-type="float" office:value="1.135795" calcext:value-type="float">
            <text:p>1.1357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211" calcext:value-type="float">
            <text:p>211</text:p>
          </table:table-cell>
          <table:table-cell office:value-type="float" office:value="2.135962" calcext:value-type="float">
            <text:p>2.135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2.234511" calcext:value-type="float">
            <text:p>2.234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1" calcext:value-type="float">
            <text:p>211</text:p>
          </table:table-cell>
          <table:table-cell office:value-type="float" office:value="2.216486" calcext:value-type="float">
            <text:p>2.216486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2" table:style-name="ta1">
        <table:table-column table:style-name="co7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20" table:default-cell-style-name="ce5"/>
        <table:table-column table:style-name="co7" table:default-cell-style-name="Default"/>
        <table:table-row table:style-name="ro1"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aturation</text:p>
          </table:table-cell>
          <table:table-cell table:style-name="ce4" office:value-type="string" calcext:value-type="string">
            <text:p>sat.granularity</text:p>
          </table:table-cell>
          <table:table-cell table:style-name="ce4" office:value-type="string" calcext:value-type="string">
            <text:p>solvedCoun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avgMark</text:p>
          </table:table-cell>
          <table:table-cell table:style-name="ce4" table:number-columns-repeated="1017"/>
          <table:table-cell table:style-name="ce1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1.157434" calcext:value-type="float">
            <text:p>1.157434</text:p>
          </table:table-cell>
          <table:table-cell table:number-columns-repeated="1017"/>
          <table:table-cell table:style-name="ce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1.15828" calcext:value-type="float">
            <text:p>1.1582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.127967" calcext:value-type="float">
            <text:p>1.127967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.128662" calcext:value-type="float">
            <text:p>1.1286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.387403" calcext:value-type="float">
            <text:p>1.387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1.496996" calcext:value-type="float">
            <text:p>1.4969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2.074318" calcext:value-type="float">
            <text:p>2.074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.748863" calcext:value-type="float">
            <text:p>1.7488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.995607" calcext:value-type="float">
            <text:p>1.9956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.224432" calcext:value-type="float">
            <text:p>1.224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2.334528" calcext:value-type="float">
            <text:p>2.334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1.298977" calcext:value-type="float">
            <text:p>1.298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.100543" calcext:value-type="float">
            <text:p>2.1005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.307236" calcext:value-type="float">
            <text:p>2.307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15" calcext:value-type="float">
            <text:p>215</text:p>
          </table:table-cell>
          <table:table-cell office:value-type="float" office:value="2.501697" calcext:value-type="float">
            <text:p>2.5016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1.297218" calcext:value-type="float">
            <text:p>1.297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2.294049" calcext:value-type="float">
            <text:p>2.294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2.183693" calcext:value-type="float">
            <text:p>2.1836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2.214806" calcext:value-type="float">
            <text:p>2.214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2.336281" calcext:value-type="float">
            <text:p>2.336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.157391" calcext:value-type="float">
            <text:p>2.157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.644614" calcext:value-type="float">
            <text:p>2.6446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.808366" calcext:value-type="float">
            <text:p>2.808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2.895798" calcext:value-type="float">
            <text:p>2.895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office:value-type="float" office:value="1.230486" calcext:value-type="float">
            <text:p>1.230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office:value-type="float" office:value="2.56805" calcext:value-type="float">
            <text:p>2.56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6" calcext:value-type="float">
            <text:p>176</text:p>
          </table:table-cell>
          <table:table-cell office:value-type="float" office:value="215" calcext:value-type="float">
            <text:p>215</text:p>
          </table:table-cell>
          <table:table-cell office:value-type="float" office:value="2.753018" calcext:value-type="float">
            <text:p>2.7530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2.762818" calcext:value-type="float">
            <text:p>2.762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2.192974" calcext:value-type="float">
            <text:p>2.1929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2.310997" calcext:value-type="float">
            <text:p>2.3109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215" calcext:value-type="float">
            <text:p>215</text:p>
          </table:table-cell>
          <table:table-cell office:value-type="float" office:value="2.772949" calcext:value-type="float">
            <text:p>2.772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.079695" calcext:value-type="float">
            <text:p>2.0796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.097785" calcext:value-type="float">
            <text:p>2.0977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.200123" calcext:value-type="float">
            <text:p>2.200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2.563768" calcext:value-type="float">
            <text:p>2.563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2.606328" calcext:value-type="float">
            <text:p>2.60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215" calcext:value-type="float">
            <text:p>215</text:p>
          </table:table-cell>
          <table:table-cell office:value-type="float" office:value="2.74045" calcext:value-type="float">
            <text:p>2.74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3.362378" calcext:value-type="float">
            <text:p>3.362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3.651305" calcext:value-type="float">
            <text:p>3.651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3.226318" calcext:value-type="float">
            <text:p>3.226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215" calcext:value-type="float">
            <text:p>215</text:p>
          </table:table-cell>
          <table:table-cell office:value-type="float" office:value="3.636107" calcext:value-type="float">
            <text:p>3.636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215" calcext:value-type="float">
            <text:p>215</text:p>
          </table:table-cell>
          <table:table-cell office:value-type="float" office:value="3.593165" calcext:value-type="float">
            <text:p>3.5931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3.514129" calcext:value-type="float">
            <text:p>3.514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3.675905" calcext:value-type="float">
            <text:p>3.675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215" calcext:value-type="float">
            <text:p>215</text:p>
          </table:table-cell>
          <table:table-cell office:value-type="float" office:value="3.477511" calcext:value-type="float">
            <text:p>3.477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15" calcext:value-type="float">
            <text:p>215</text:p>
          </table:table-cell>
          <table:table-cell office:value-type="float" office:value="3.425307" calcext:value-type="float">
            <text:p>3.425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3" calcext:value-type="float">
            <text:p>153</text:p>
          </table:table-cell>
          <table:table-cell office:value-type="float" office:value="215" calcext:value-type="float">
            <text:p>215</text:p>
          </table:table-cell>
          <table:table-cell office:value-type="float" office:value="6.417384" calcext:value-type="float">
            <text:p>6.417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15" calcext:value-type="float">
            <text:p>215</text:p>
          </table:table-cell>
          <table:table-cell office:value-type="float" office:value="5.88584" calcext:value-type="float">
            <text:p>5.885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5.698837" calcext:value-type="float">
            <text:p>5.698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5.811534" calcext:value-type="float">
            <text:p>5.8115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50" calcext:value-type="float">
            <text:p>150</text:p>
          </table:table-cell>
          <table:table-cell office:value-type="float" office:value="215" calcext:value-type="float">
            <text:p>215</text:p>
          </table:table-cell>
          <table:table-cell office:value-type="float" office:value="6.121632" calcext:value-type="float">
            <text:p>6.1216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15" calcext:value-type="float">
            <text:p>215</text:p>
          </table:table-cell>
          <table:table-cell office:value-type="float" office:value="6.305117" calcext:value-type="float">
            <text:p>6.305117</text:p>
          </table:table-cell>
          <table:table-cell table:number-columns-repeated="1018"/>
        </table:table-row>
        <table:table-row table:style-name="ro1">
          <table:table-cell table:number-columns-repeated="3" table:style-name="ce6" office:value-type="string" calcext:value-type="string">
            <text:p>dynamic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15" calcext:value-type="float">
            <text:p>215</text:p>
          </table:table-cell>
          <table:table-cell table:style-name="ce2" office:value-type="float" office:value="1.22769" calcext:value-type="float">
            <text:p>1.22769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15" calcext:value-type="float">
            <text:p>215</text:p>
          </table:table-cell>
          <table:table-cell office:value-type="float" office:value="1.22769" calcext:value-type="float">
            <text:p>1.22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215" calcext:value-type="float">
            <text:p>215</text:p>
          </table:table-cell>
          <table:table-cell office:value-type="float" office:value="1.214216" calcext:value-type="float">
            <text:p>1.214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1.213982" calcext:value-type="float">
            <text:p>1.213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1.221886" calcext:value-type="float">
            <text:p>1.221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15" calcext:value-type="float">
            <text:p>215</text:p>
          </table:table-cell>
          <table:table-cell office:value-type="float" office:value="4.470401" calcext:value-type="float">
            <text:p>4.470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15" calcext:value-type="float">
            <text:p>215</text:p>
          </table:table-cell>
          <table:table-cell office:value-type="float" office:value="4.055783" calcext:value-type="float">
            <text:p>4.055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5" calcext:value-type="float">
            <text:p>215</text:p>
          </table:table-cell>
          <table:table-cell office:value-type="float" office:value="4.401356" calcext:value-type="float">
            <text:p>4.401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15" calcext:value-type="float">
            <text:p>215</text:p>
          </table:table-cell>
          <table:table-cell office:value-type="float" office:value="4.077414" calcext:value-type="float">
            <text:p>4.077414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3" table:style-name="ta1">
        <table:table-column table:style-name="co12" table:number-columns-repeated="2" table:default-cell-style-name="ce5"/>
        <table:table-column table:style-name="co13" table:default-cell-style-name="ce5"/>
        <table:table-column table:style-name="co12" table:number-columns-repeated="1021" table:default-cell-style-name="ce5"/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saturation</text:p>
          </table:table-cell>
          <table:table-cell table:style-name="ce2" office:value-type="string" calcext:value-type="string">
            <text:p>sat.granularity</text:p>
          </table:table-cell>
          <table:table-cell table:style-name="ce2" office:value-type="string" calcext:value-type="string">
            <text:p>solved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gMark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.222318" calcext:value-type="float">
            <text:p>1.222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.222318" calcext:value-type="float">
            <text:p>1.222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.441562" calcext:value-type="float">
            <text:p>1.4415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001373" calcext:value-type="float">
            <text:p>2.001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2.535702" calcext:value-type="float">
            <text:p>2.53570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.114005" calcext:value-type="float">
            <text:p>1.114005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.375716" calcext:value-type="float">
            <text:p>1.375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.572628" calcext:value-type="float">
            <text:p>1.5726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.760828" calcext:value-type="float">
            <text:p>1.760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.838023" calcext:value-type="float">
            <text:p>1.838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2.25371" calcext:value-type="float">
            <text:p>2.2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2.466458" calcext:value-type="float">
            <text:p>2.466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3757" calcext:value-type="float">
            <text:p>1.37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611806" calcext:value-type="float">
            <text:p>1.611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714" calcext:value-type="float">
            <text:p>1.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804432" calcext:value-type="float">
            <text:p>1.804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868888" calcext:value-type="float">
            <text:p>1.868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890757" calcext:value-type="float">
            <text:p>1.8907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.921911" calcext:value-type="float">
            <text:p>1.9219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.395183" calcext:value-type="float">
            <text:p>2.395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.395183" calcext:value-type="float">
            <text:p>2.395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2.562091" calcext:value-type="float">
            <text:p>2.5620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.56027" calcext:value-type="float">
            <text:p>3.56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114984" calcext:value-type="float">
            <text:p>1.114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133879" calcext:value-type="float">
            <text:p>1.133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450231" calcext:value-type="float">
            <text:p>1.4502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811564" calcext:value-type="float">
            <text:p>1.811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883411" calcext:value-type="float">
            <text:p>1.883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931399" calcext:value-type="float">
            <text:p>1.931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965875" calcext:value-type="float">
            <text:p>1.965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985188" calcext:value-type="float">
            <text:p>1.985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995747" calcext:value-type="float">
            <text:p>1.995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.995747" calcext:value-type="float">
            <text:p>1.995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.028872" calcext:value-type="float">
            <text:p>2.0288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2.558378" calcext:value-type="float">
            <text:p>2.558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.963884" calcext:value-type="float">
            <text:p>1.9638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2.504645" calcext:value-type="float">
            <text:p>2.5046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.133599" calcext:value-type="float">
            <text:p>1.1335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.876283" calcext:value-type="float">
            <text:p>1.876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.991447" calcext:value-type="float">
            <text:p>1.991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.997441" calcext:value-type="float">
            <text:p>1.997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2.27957" calcext:value-type="float">
            <text:p>2.279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2.002186" calcext:value-type="float">
            <text:p>2.002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2.581417" calcext:value-type="float">
            <text:p>2.581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2.012242" calcext:value-type="float">
            <text:p>2.012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.992225" calcext:value-type="float">
            <text:p>1.992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2.620978" calcext:value-type="float">
            <text:p>2.6209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2.60681" calcext:value-type="float">
            <text:p>2.60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2.610066" calcext:value-type="float">
            <text:p>2.6100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2.621065" calcext:value-type="float">
            <text:p>2.6210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2.606536" calcext:value-type="float">
            <text:p>2.6065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2.626828" calcext:value-type="float">
            <text:p>2.6268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1.074052" calcext:value-type="float">
            <text:p>1.0740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.065389" calcext:value-type="float">
            <text:p>1.065389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.074933" calcext:value-type="float">
            <text:p>1.074933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.074933" calcext:value-type="float">
            <text:p>1.0749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.072162" calcext:value-type="float">
            <text:p>1.072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4.000574" calcext:value-type="float">
            <text:p>4.0005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4.062856" calcext:value-type="float">
            <text:p>4.062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4.062856" calcext:value-type="float">
            <text:p>4.0628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4.030432" calcext:value-type="float">
            <text:p>4.030432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4" table:style-name="ta1">
        <table:table-column table:style-name="co7" table:default-cell-style-name="ce5"/>
        <table:table-column table:style-name="co14" table:default-cell-style-name="ce5"/>
        <table:table-column table:style-name="co15" table:default-cell-style-name="ce5"/>
        <table:table-column table:style-name="co7" table:number-columns-repeated="1021" table:default-cell-style-name="ce5"/>
        <table:table-row table:style-name="ro1"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aturation</text:p>
          </table:table-cell>
          <table:table-cell table:style-name="ce4" office:value-type="string" calcext:value-type="string">
            <text:p>sat.granularity</text:p>
          </table:table-cell>
          <table:table-cell table:style-name="ce4" office:value-type="string" calcext:value-type="string">
            <text:p>solvedCoun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avgMark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.217599" calcext:value-type="float">
            <text:p>1.217599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.214247" calcext:value-type="float">
            <text:p>1.2142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1.309694" calcext:value-type="float">
            <text:p>1.3096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.302533" calcext:value-type="float">
            <text:p>1.302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.355498" calcext:value-type="float">
            <text:p>1.355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.495125" calcext:value-type="float">
            <text:p>1.495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.832204" calcext:value-type="float">
            <text:p>1.832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.865498" calcext:value-type="float">
            <text:p>1.865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.880801" calcext:value-type="float">
            <text:p>1.8808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.976412" calcext:value-type="float">
            <text:p>1.976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2.165565" calcext:value-type="float">
            <text:p>2.1655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684292" calcext:value-type="float">
            <text:p>1.684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73834" calcext:value-type="float">
            <text:p>1.738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848861" calcext:value-type="float">
            <text:p>1.8488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85156" calcext:value-type="float">
            <text:p>1.85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883513" calcext:value-type="float">
            <text:p>1.883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1.957206" calcext:value-type="float">
            <text:p>1.957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.068309" calcext:value-type="float">
            <text:p>2.068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float" office:value="2.607887" calcext:value-type="float">
            <text:p>2.607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374592" calcext:value-type="float">
            <text:p>1.3745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794082" calcext:value-type="float">
            <text:p>1.794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.952975" calcext:value-type="float">
            <text:p>1.9529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2.365466" calcext:value-type="float">
            <text:p>2.365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2.612738" calcext:value-type="float">
            <text:p>2.6127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.495363" calcext:value-type="float">
            <text:p>1.495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.831403" calcext:value-type="float">
            <text:p>1.831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.950386" calcext:value-type="float">
            <text:p>1.950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2.058471" calcext:value-type="float">
            <text:p>2.058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2.777029" calcext:value-type="float">
            <text:p>2.777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.871533" calcext:value-type="float">
            <text:p>1.8715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2.308432" calcext:value-type="float">
            <text:p>2.308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2.466583" calcext:value-type="float">
            <text:p>2.466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2.063651" calcext:value-type="float">
            <text:p>2.0636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2.795772" calcext:value-type="float">
            <text:p>2.7957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33" calcext:value-type="float">
            <text:p>133</text:p>
          </table:table-cell>
          <table:table-cell office:value-type="float" office:value="3.295266" calcext:value-type="float">
            <text:p>3.295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2.283571" calcext:value-type="float">
            <text:p>2.283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3.049838" calcext:value-type="float">
            <text:p>3.0498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2.484109" calcext:value-type="float">
            <text:p>2.484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3.12296" calcext:value-type="float">
            <text:p>3.12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3.33684" calcext:value-type="float">
            <text:p>3.336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2.367075" calcext:value-type="float">
            <text:p>2.3670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3.132354" calcext:value-type="float">
            <text:p>3.132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.841597" calcext:value-type="float">
            <text:p>2.841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.870402" calcext:value-type="float">
            <text:p>2.870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3.139487" calcext:value-type="float">
            <text:p>3.139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4.082422" calcext:value-type="float">
            <text:p>4.082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4.045909" calcext:value-type="float">
            <text:p>4.0459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4.055953" calcext:value-type="float">
            <text:p>4.0559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3.773824" calcext:value-type="float">
            <text:p>3.773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4.08102" calcext:value-type="float">
            <text:p>4.081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01" calcext:value-type="float">
            <text:p>101</text:p>
          </table:table-cell>
          <table:table-cell office:value-type="float" office:value="133" calcext:value-type="float">
            <text:p>133</text:p>
          </table:table-cell>
          <table:table-cell office:value-type="float" office:value="3.828726" calcext:value-type="float">
            <text:p>3.8287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.223626" calcext:value-type="float">
            <text:p>1.223626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.225184" calcext:value-type="float">
            <text:p>1.225184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1.225184" calcext:value-type="float">
            <text:p>1.225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3" calcext:value-type="float">
            <text:p>133</text:p>
          </table:table-cell>
          <table:table-cell office:value-type="float" office:value="4.17995" calcext:value-type="float">
            <text:p>4.17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.227505" calcext:value-type="float">
            <text:p>1.227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1.23019" calcext:value-type="float">
            <text:p>1.23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3.67342" calcext:value-type="float">
            <text:p>3.67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3.581763" calcext:value-type="float">
            <text:p>3.5817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33" calcext:value-type="float">
            <text:p>133</text:p>
          </table:table-cell>
          <table:table-cell office:value-type="float" office:value="3.811515" calcext:value-type="float">
            <text:p>3.811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3.712283" calcext:value-type="float">
            <text:p>3.712283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 5" table:style-name="ta1"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7" table:number-columns-repeated="1021" table:default-cell-style-name="ce5"/>
        <table:table-row table:style-name="ro1"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aturation</text:p>
          </table:table-cell>
          <table:table-cell table:style-name="ce4" office:value-type="string" calcext:value-type="string">
            <text:p>sat.granularity</text:p>
          </table:table-cell>
          <table:table-cell table:style-name="ce4" office:value-type="string" calcext:value-type="string">
            <text:p>solvedCoun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avgMark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chain-prev</text:p>
          </table:table-cell>
          <table:table-cell table:style-name="ce2" office:value-type="string" calcext:value-type="string">
            <text:p>sat-lik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.257287" calcext:value-type="float">
            <text:p>1.257287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366539" calcext:value-type="float">
            <text:p>1.366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366539" calcext:value-type="float">
            <text:p>1.366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503767" calcext:value-type="float">
            <text:p>1.5037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703406" calcext:value-type="float">
            <text:p>1.703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703409" calcext:value-type="float">
            <text:p>1.703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.866581" calcext:value-type="float">
            <text:p>1.8665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2.34522" calcext:value-type="float">
            <text:p>2.34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.367464" calcext:value-type="float">
            <text:p>1.367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.872796" calcext:value-type="float">
            <text:p>1.872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.290131" calcext:value-type="float">
            <text:p>2.290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.499417" calcext:value-type="float">
            <text:p>2.499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.505295" calcext:value-type="float">
            <text:p>2.505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.607829" calcext:value-type="float">
            <text:p>2.607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2.67469" calcext:value-type="float">
            <text:p>2.67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.260237" calcext:value-type="float">
            <text:p>1.260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.697943" calcext:value-type="float">
            <text:p>1.6979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.754879" calcext:value-type="float">
            <text:p>1.754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115501" calcext:value-type="float">
            <text:p>2.115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50626" calcext:value-type="float">
            <text:p>2.506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556469" calcext:value-type="float">
            <text:p>2.556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65992" calcext:value-type="float">
            <text:p>2.659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682316" calcext:value-type="float">
            <text:p>2.682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2.70539" calcext:value-type="float">
            <text:p>2.705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3.355312" calcext:value-type="float">
            <text:p>3.355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.372251" calcext:value-type="float">
            <text:p>1.3722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.513993" calcext:value-type="float">
            <text:p>1.5139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.561308" calcext:value-type="float">
            <text:p>1.561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.96458" calcext:value-type="float">
            <text:p>1.96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.96458" calcext:value-type="float">
            <text:p>1.96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2.672491" calcext:value-type="float">
            <text:p>2.672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3.271353" calcext:value-type="float">
            <text:p>3.271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.955616" calcext:value-type="float">
            <text:p>1.955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.956038" calcext:value-type="float">
            <text:p>1.956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.130695" calcext:value-type="float">
            <text:p>2.1306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.358452" calcext:value-type="float">
            <text:p>2.358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.454561" calcext:value-type="float">
            <text:p>2.4545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.684968" calcext:value-type="float">
            <text:p>2.684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2.684968" calcext:value-type="float">
            <text:p>2.684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3.528177" calcext:value-type="float">
            <text:p>3.5281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3.562058" calcext:value-type="float">
            <text:p>3.5620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.71223" calcext:value-type="float">
            <text:p>1.71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3.406378" calcext:value-type="float">
            <text:p>3.406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3.329036" calcext:value-type="float">
            <text:p>3.329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3.563496" calcext:value-type="float">
            <text:p>3.563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3.605521" calcext:value-type="float">
            <text:p>3.605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4.293489" calcext:value-type="float">
            <text:p>4.293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4.296125" calcext:value-type="float">
            <text:p>4.296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4.296125" calcext:value-type="float">
            <text:p>4.296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4.640802" calcext:value-type="float">
            <text:p>4.640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4.668122" calcext:value-type="float">
            <text:p>4.668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4.694853" calcext:value-type="float">
            <text:p>4.694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42" calcext:value-type="float">
            <text:p>142</text:p>
          </table:table-cell>
          <table:table-cell office:value-type="float" office:value="1.231441" calcext:value-type="float">
            <text:p>1.231441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 calcext:value-type="string">
            <text:p>dynamic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.232281" calcext:value-type="float">
            <text:p>1.232281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1.232281" calcext:value-type="float">
            <text:p>1.2322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office:value-type="float" office:value="1.232782" calcext:value-type="float">
            <text:p>1.232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2.694227" calcext:value-type="float">
            <text:p>2.6942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2.724704" calcext:value-type="float">
            <text:p>2.724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1.241425" calcext:value-type="float">
            <text:p>1.241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2.624875" calcext:value-type="float">
            <text:p>2.6248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2.498074" calcext:value-type="float">
            <text:p>2.498074</text:p>
          </table:table-cell>
          <table:table-cell table:number-columns-repeated="101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Set 1'.A1:'Set 1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2" table:target-range-address="'Set 2'.A1:'Set 2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3" table:target-range-address="'Set 3'.A1:'Set 3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4" table:target-range-address="'Set 4'.A1:'Set 4'.F62">
          <table:sort>
            <table:sort-by table:field-number="3" table:order="descending" table:data-type="automatic"/>
            <table:sort-by table:field-number="5" table:data-type="automatic"/>
          </table:sort>
        </table:database-range>
        <table:database-range table:name="__Anonymous_Sheet_DB__5" table:target-range-address="'Set 5'.A1:'Set 5'.F62">
          <table:sort>
            <table:sort-by table:field-number="3" table:order="descending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0:19:04.461903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2:16:21.405943432</meta:creation-date>
    <dc:date>2016-10-03T10:56:04.505193158</dc:date>
    <meta:editing-duration>PT36M14S</meta:editing-duration>
    <meta:editing-cycles>8</meta:editing-cycles>
    <meta:generator>LibreOffice/4.2.8.2$Linux_X86_64 LibreOffice_project/420m0$Build-2</meta:generator>
    <meta:document-statistic meta:table-count="6" meta:cell-count="1882" meta:object-count="0"/>
  </office:meta>
</office:document-meta>
</file>